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6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SG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SGX+Shield)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8.7238" calcext:value-type="float">
            <text:p>8.72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39.8115" calcext:value-type="float">
            <text:p>39.811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office:value-type="float" office:value="8.8466" calcext:value-type="float">
            <text:p>8.84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39.839" calcext:value-type="float">
            <text:p>39.8390</text:p>
          </table:table-cell>
          <table:table-cell office:value-type="float" office:value="0.005" calcext:value-type="float">
            <text:p>0.0050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office:value-type="float" office:value="9.082" calcext:value-type="float">
            <text:p>9.0820</text:p>
          </table:table-cell>
          <table:table-cell office:value-type="float" office:value="0.0059" calcext:value-type="float">
            <text:p>0.0059</text:p>
          </table:table-cell>
          <table:table-cell office:value-type="float" office:value="40.0828" calcext:value-type="float">
            <text:p>40.0828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.701" calcext:value-type="float">
            <text:p>10.7010</text:p>
          </table:table-cell>
          <table:table-cell office:value-type="float" office:value="0.0088" calcext:value-type="float">
            <text:p>0.0088</text:p>
          </table:table-cell>
          <table:table-cell office:value-type="float" office:value="40.9197" calcext:value-type="float">
            <text:p>40.9197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Default" office:value-type="float" office:value="16.1632" calcext:value-type="float">
            <text:p>16.1632</text:p>
          </table:table-cell>
          <table:table-cell table:style-name="Default" office:value-type="float" office:value="0.0309" calcext:value-type="float">
            <text:p>0.0309</text:p>
          </table:table-cell>
          <table:table-cell table:style-name="Default" office:value-type="float" office:value="136.2779" calcext:value-type="float">
            <text:p>136.2779</text:p>
          </table:table-cell>
          <table:table-cell table:style-name="Default" office:value-type="float" office:value="0.0342" calcext:value-type="float">
            <text:p>0.0342</text:p>
          </table:table-cell>
        </table:table-row>
      </table:table>
      <table:table table:name="Sheet2" table:style-name="ta1">
        <table:shapes>
          <draw:frame draw:z-index="0" draw:style-name="gr1" draw:text-style-name="P1" svg:width="490.96pt" svg:height="295.03pt" svg:x="338.8pt" svg:y="109.7pt">
            <loext:p draw:notify-on-update-of-ranges="Sheet2.A3:Sheet2.A7 Sheet2.B1:Sheet2.B1 Sheet2.B3:Sheet2.B7 Sheet2.C3:Sheet2.C7 Sheet2.C3:Sheet2.C7 Sheet2.D1:Sheet2.D1 Sheet2.D3:Sheet2.D7 Sheet2.E3:Sheet2.E7 Sheet2.E3:Sheet2.E7 Sheet2.F1:Sheet2.F1 Sheet2.F3:Sheet2.F7 Sheet2.G3:Sheet2.G7 Sheet2.G3:Sheet2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SGX)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9.1396" calcext:value-type="float">
            <text:p>9.1396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9.2265" calcext:value-type="float">
            <text:p>9.2265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9.4131" calcext:value-type="float">
            <text:p>9.4131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9.3114" calcext:value-type="float">
            <text:p>19.3114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58.872" calcext:value-type="float">
            <text:p>58.8720</text:p>
          </table:table-cell>
          <table:table-cell table:style-name="ce2" office:value-type="float" office:value="0.0584" calcext:value-type="float">
            <text:p>0.0584</text:p>
          </table:table-cell>
          <table:table-cell table:style-name="ce2"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21:23.861067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16:42:15.678921613</dc:date>
    <meta:editing-duration>PT7H38M40S</meta:editing-duration>
    <meta:editing-cycles>13</meta:editing-cycles>
    <meta:generator>LibreOffice/5.1.6.2$Linux_X86_64 LibreOffice_project/10m0$Build-2</meta:generator>
    <meta:document-statistic meta:table-count="2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150" chart:origin="0" chart:interval-major="25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1.319cm" svg:y="0.093cm" style:legend-expansion="custom" chartooo:width="14.619cm" chartooo:height="1.487cm" style:legend-expansion-aspect-ratio="9.83120376597176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565cm" svg:y="1.714cm" svg:width="13.143cm" svg:height="7.235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4cm" svg:y="9.398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3cm" svg:y="8.304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(SGX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(SGX+Shield)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8.7238">
                <text:p>8.7238</text:p>
                <draw:g>
                  <svg:desc>Sheet1.F3:Sheet1.F7</svg:desc>
                </draw:g>
              </table:table-cell>
              <table:table-cell office:value-type="float" office:value="0.0017">
                <text:p>0.0017</text:p>
                <draw:g>
                  <svg:desc>Sheet1.G3:Sheet1.G7</svg:desc>
                </draw:g>
              </table:table-cell>
              <table:table-cell office:value-type="float" office:value="0.0017">
                <text:p>0.0017</text:p>
                <draw:g>
                  <svg:desc>Sheet1.G3:Sheet1.G7</svg:desc>
                </draw:g>
              </table:table-cell>
              <table:table-cell office:value-type="float" office:value="39.8115">
                <text:p>39.8115</text:p>
                <draw:g>
                  <svg:desc>Sheet1.H3:Sheet1.H7</svg:desc>
                </draw:g>
              </table:table-cell>
              <table:table-cell office:value-type="float" office:value="0.0065">
                <text:p>0.0065</text:p>
                <draw:g>
                  <svg:desc>Sheet1.I3:Sheet1.I7</svg:desc>
                </draw:g>
              </table:table-cell>
              <table:table-cell office:value-type="float" office:value="0.0065">
                <text:p>0.0065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8.8466">
                <text:p>8.8466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  <table:table-cell office:value-type="float" office:value="39.839">
                <text:p>39.83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9.082">
                <text:p>9.082</text:p>
              </table:table-cell>
              <table:table-cell office:value-type="float" office:value="0.0059">
                <text:p>0.0059</text:p>
              </table:table-cell>
              <table:table-cell office:value-type="float" office:value="0.0059">
                <text:p>0.0059</text:p>
              </table:table-cell>
              <table:table-cell office:value-type="float" office:value="40.0828">
                <text:p>40.0828</text:p>
              </table:table-cell>
              <table:table-cell office:value-type="float" office:value="0.0071">
                <text:p>0.0071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0.701">
                <text:p>10.701</text:p>
              </table:table-cell>
              <table:table-cell office:value-type="float" office:value="0.0088">
                <text:p>0.0088</text:p>
              </table:table-cell>
              <table:table-cell office:value-type="float" office:value="0.0088">
                <text:p>0.0088</text:p>
              </table:table-cell>
              <table:table-cell office:value-type="float" office:value="40.9197">
                <text:p>40.9197</text:p>
              </table:table-cell>
              <table:table-cell office:value-type="float" office:value="0.0097">
                <text:p>0.009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16.1632">
                <text:p>16.1632</text:p>
              </table:table-cell>
              <table:table-cell office:value-type="float" office:value="0.0309">
                <text:p>0.0309</text:p>
              </table:table-cell>
              <table:table-cell office:value-type="float" office:value="0.0309">
                <text:p>0.0309</text:p>
              </table:table-cell>
              <table:table-cell office:value-type="float" office:value="136.2779">
                <text:p>136.2779</text:p>
              </table:table-cell>
              <table:table-cell office:value-type="float" office:value="0.0342">
                <text:p>0.0342</text:p>
              </table:table-cell>
              <table:table-cell office:value-type="float" office:value="0.0342">
                <text:p>0.0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150" chart:origin="0" chart:interval-major="25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7" chart:error-lower-range="Sheet2.C3:Sheet2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7" chart:error-lower-range="Sheet2.C3:Sheet2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7" chart:error-lower-range="Sheet2.E3:Sheet2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7" chart:error-lower-range="Sheet2.E3:Sheet2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7" chart:error-lower-range="Sheet2.G3:Sheet2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7" chart:error-lower-range="Sheet2.G3:Sheet2.G7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1.192cm" svg:y="0.093cm" style:legend-expansion="custom" chartooo:width="14.873cm" chartooo:height="1.487cm" style:legend-expansion-aspect-ratio="10.0020174848689" chart:style-name="ch2"/>
        <chart:plot-area chart:style-name="ch3" table:cell-range-address="Sheet2.A3:Sheet2.B7 Sheet2.B1:Sheet2.B1 Sheet2.D1:Sheet2.D1 Sheet2.D3:Sheet2.D7 Sheet2.F1:Sheet2.F1 Sheet2.F3:Sheet2.F7" chart:data-source-has-labels="both" svg:x="2.565cm" svg:y="1.714cm" svg:width="13.143cm" svg:height="7.235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9cm" svg:y="9.399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3cm" svg:y="8.303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(Linux)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Linux)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SGX)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9.1396">
                <text:p>9.1396</text:p>
                <draw:g>
                  <svg:desc>Sheet2.F3:Sheet2.F7</svg:desc>
                </draw:g>
              </table:table-cell>
              <table:table-cell office:value-type="float" office:value="0.0025">
                <text:p>0.0025</text:p>
                <draw:g>
                  <svg:desc>Sheet2.G3:Sheet2.G7</svg:desc>
                </draw:g>
              </table:table-cell>
              <table:table-cell office:value-type="float" office:value="0.0025">
                <text:p>0.0025</text:p>
                <draw:g>
                  <svg:desc>Sheet2.G3:Sheet2.G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5552">
                <text:p>0.5552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9.2265">
                <text:p>9.2265</text:p>
              </table:table-cell>
              <table:table-cell office:value-type="float" office:value="0.0024">
                <text:p>0.002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09">
                <text:p>0.65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9.4131">
                <text:p>9.4131</text:p>
              </table:table-cell>
              <table:table-cell office:value-type="float" office:value="0.0066">
                <text:p>0.006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9.3114">
                <text:p>19.3114</text:p>
              </table:table-cell>
              <table:table-cell office:value-type="float" office:value="0.0191">
                <text:p>0.0191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7.9571">
                <text:p>7.9571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58.872">
                <text:p>58.872</text:p>
              </table:table-cell>
              <table:table-cell office:value-type="float" office:value="0.0584">
                <text:p>0.0584</text:p>
              </table:table-cell>
              <table:table-cell office:value-type="float" office:value="0.0584">
                <text:p>0.0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